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477eb4" officeooo:paragraph-rsid="001e5a78" style:font-size-asian="15pt" style:font-size-complex="15pt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e5a78"/>
    </style:style>
    <style:style style:name="P3" style:family="paragraph" style:parent-style-name="Preformatted_20_Text">
      <style:text-properties officeooo:paragraph-rsid="001e5a78"/>
    </style:style>
    <style:style style:name="P4" style:family="paragraph" style:parent-style-name="Text_20_body">
      <style:text-properties style:font-name="FreeMono" fo:font-size="14pt" fo:font-weight="normal" officeooo:rsid="005dac5e" officeooo:paragraph-rsid="001e5a78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FreeMono" fo:font-size="14pt" fo:font-weight="normal" officeooo:rsid="00477eb4" officeooo:paragraph-rsid="001e5a78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FreeMono" fo:font-size="14pt" officeooo:rsid="00477eb4" officeooo:paragraph-rsid="001e5a78" style:font-size-asian="14pt" style:font-size-complex="14pt"/>
    </style:style>
    <style:style style:name="P7" style:family="paragraph" style:parent-style-name="Text_20_body">
      <style:text-properties style:font-name="FreeMono" fo:font-size="15pt" fo:font-weight="bold" officeooo:rsid="001f2ed0" officeooo:paragraph-rsid="001f2ed0" style:font-size-asian="15pt" style:font-weight-asian="bold" style:font-size-complex="15pt" style:font-weight-complex="bold"/>
    </style:style>
    <style:style style:name="P8" style:family="paragraph" style:parent-style-name="Text_20_body">
      <style:text-properties style:font-name="FreeMono" fo:font-size="15pt" fo:font-weight="bold" officeooo:rsid="001f2ed0" officeooo:paragraph-rsid="001fa1eb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bold" officeooo:rsid="0056a57b" officeooo:paragraph-rsid="001e5a78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normal" officeooo:rsid="005d60a4" officeooo:paragraph-rsid="001e5a78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in" fo:margin-bottom="0.1965in" style:contextual-spacing="false"/>
      <style:text-properties fo:font-size="15pt" fo:font-weight="normal" officeooo:rsid="005d60a4" officeooo:paragraph-rsid="001e5a78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01e5a78"/>
    </style:style>
    <style:style style:name="P13" style:family="paragraph" style:parent-style-name="Text_20_body">
      <style:text-properties style:font-name="FreeMono" officeooo:paragraph-rsid="0021c233"/>
    </style:style>
    <style:style style:name="P14" style:family="paragraph" style:parent-style-name="Text_20_body">
      <style:text-properties style:font-name="FreeMono" officeooo:rsid="00280efe" officeooo:paragraph-rsid="00280efe"/>
    </style:style>
    <style:style style:name="P15" style:family="paragraph" style:parent-style-name="Text_20_body">
      <style:text-properties style:font-name="Liberation Serif" officeooo:rsid="0022cc0b" officeooo:paragraph-rsid="0022cc0b"/>
    </style:style>
    <style:style style:name="P16" style:family="paragraph" style:parent-style-name="Text_20_body">
      <style:text-properties style:font-name="Liberation Serif" officeooo:paragraph-rsid="00207310"/>
    </style:style>
    <style:style style:name="P17" style:family="paragraph" style:parent-style-name="Text_20_body">
      <style:text-properties style:font-name="Liberation Serif" fo:font-size="15pt" fo:font-weight="bold" officeooo:rsid="001f2ed0" officeooo:paragraph-rsid="001f2ed0" style:font-size-asian="15pt" style:font-weight-asian="bold" style:font-size-complex="15pt" style:font-weight-complex="bold"/>
    </style:style>
    <style:style style:name="T1" style:family="text">
      <style:text-properties style:font-name="FreeMono" officeooo:rsid="005ee947"/>
    </style:style>
    <style:style style:name="T2" style:family="text">
      <style:text-properties style:font-name="FreeMono" fo:font-size="14pt" style:font-size-asian="14pt" style:font-size-complex="14pt"/>
    </style:style>
    <style:style style:name="T3" style:family="text">
      <style:text-properties style:font-name="FreeMono" fo:font-size="14pt" officeooo:rsid="00477eb4" style:font-size-asian="14pt" style:font-size-complex="14pt"/>
    </style:style>
    <style:style style:name="T4" style:family="text">
      <style:text-properties officeooo:rsid="005f26d0"/>
    </style:style>
    <style:style style:name="T5" style:family="text">
      <style:text-properties officeooo:rsid="005dac5e"/>
    </style:style>
    <style:style style:name="T6" style:family="text">
      <style:text-properties fo:color="#bcbec4" loext:opacity="100%" style:font-name="Liberation Serif" fo:font-size="10pt" fo:font-style="normal" officeooo:rsid="005dac5e" style:font-size-asian="10pt" style:font-style-asian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5dac5e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253bf0" style:font-weight-asian="normal" style:font-weight-complex="normal"/>
    </style:style>
    <style:style style:name="T11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Liberation Serif" fo:font-size="15pt" fo:font-weight="normal" officeooo:rsid="00207310" style:font-size-asian="15pt" style:font-weight-asian="normal" style:font-size-complex="15pt" style:font-weight-complex="normal"/>
    </style:style>
    <style:style style:name="T13" style:family="text">
      <style:text-properties style:font-name="Liberation Serif" fo:font-size="15pt" fo:font-weight="normal" officeooo:rsid="0020e5b4" style:font-size-asian="15pt" style:font-weight-asian="normal" style:font-size-complex="15pt" style:font-weight-complex="normal"/>
    </style:style>
    <style:style style:name="T14" style:family="text">
      <style:text-properties style:font-name="Liberation Serif" fo:font-size="15pt" fo:font-weight="normal" officeooo:rsid="001f2ed0" style:font-size-asian="15pt" style:font-weight-asian="normal" style:font-size-complex="15pt" style:font-weight-complex="normal"/>
    </style:style>
    <style:style style:name="T15" style:family="text">
      <style:text-properties style:font-name="Liberation Serif" fo:font-size="15pt" fo:font-weight="normal" officeooo:rsid="00236695" style:font-size-asian="15pt" style:font-weight-asian="normal" style:font-size-complex="15pt" style:font-weight-complex="normal"/>
    </style:style>
    <style:style style:name="T16" style:family="text">
      <style:text-properties style:font-name="Liberation Serif" fo:font-size="15pt" fo:font-weight="normal" officeooo:rsid="0021c233" style:font-size-asian="15pt" style:font-weight-asian="normal" style:font-size-complex="1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c9211e" loext:opacity="100%" fo:font-size="13pt" fo:font-style="normal" officeooo:rsid="0046298a" style:font-size-asian="13pt" style:font-style-asian="normal" style:font-size-complex="13pt" style:font-style-complex="normal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207310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236695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21c233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20e5b4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253bf0" style:font-size-asian="15pt" style:font-weight-asian="normal" style:font-size-complex="15pt" style:font-weight-complex="normal"/>
    </style:style>
    <style:style style:name="T25" style:family="text">
      <style:text-properties fo:font-size="15pt" fo:font-weight="normal" officeooo:rsid="0029fc62" style:font-size-asian="15pt" style:font-weight-asian="normal" style:font-size-complex="15pt" style:font-weight-complex="normal"/>
    </style:style>
    <style:style style:name="T26" style:family="text">
      <style:text-properties fo:font-size="15pt" fo:font-style="italic" fo:font-weight="normal" officeooo:rsid="00207310" style:font-size-asian="15pt" style:font-style-asian="italic" style:font-weight-asian="normal" style:font-size-complex="15pt" style:font-style-complex="italic" style:font-weight-complex="normal"/>
    </style:style>
    <style:style style:name="T27" style:family="text">
      <style:text-properties fo:font-size="15pt" fo:font-style="normal" fo:font-weight="normal" officeooo:rsid="00253bf0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000000" loext:opacity="100%" style:font-name="Liberation Serif" fo:font-weight="normal" style:font-weight-asian="normal" style:font-weight-complex="normal"/>
    </style:style>
    <style:style style:name="T29" style:family="text">
      <style:text-properties fo:color="#000000" loext:opacity="100%" fo:font-size="13pt" fo:font-style="normal" officeooo:rsid="0046298a" style:font-size-asian="13pt" style:font-style-asian="normal" style:font-size-complex="13pt" style:font-style-complex="normal"/>
    </style:style>
    <style:style style:name="T30" style:family="text">
      <style:text-properties fo:color="#000000" loext:opacity="100%" style:font-name="FreeMono"/>
    </style:style>
    <style:style style:name="T31" style:family="text">
      <style:text-properties fo:color="#000000" loext:opacity="100%" style:font-name="FreeMono" fo:font-weight="normal" style:font-weight-asian="normal" style:font-weight-complex="normal"/>
    </style:style>
    <style:style style:name="T32" style:family="text">
      <style:text-properties fo:color="#000000" loext:opacity="100%" style:font-name="FreeMono" fo:font-size="13pt" fo:font-style="normal" officeooo:rsid="0046298a" style:font-size-asian="13pt" style:font-style-asian="normal" style:font-size-complex="13pt" style:font-style-complex="normal"/>
    </style:style>
    <style:style style:name="T33" style:family="text">
      <style:text-properties fo:color="#000000" loext:opacity="100%" style:font-name="FreeMono" fo:font-size="13pt" fo:font-style="normal" fo:font-weight="normal" officeooo:rsid="0046298a" style:font-size-asian="13pt" style:font-style-asian="normal" style:font-weight-asian="normal" style:font-size-complex="13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sk 2_2</text:p>
      <text:p text:style-name="P10"><text:span text:style-name="T5">1. </text:span>Launch gazebo turtel3 simulations:</text:p>
      <text:p text:style-name="P10"><text:span text:style-name="T5"><text:s/></text:span></text:p>
      <text:p text:style-name="P5">$ cd turtle3_gazebo</text:p>
      <text:p text:style-name="P4">$ colcon build</text:p>
      <text:p text:style-name="P6">$ source install/setup.bash</text:p>
      <text:p text:style-name="P12"><text:span text:style-name="T3">$ source /usr/share/gazebo/setup.sh</text:span></text:p>
      <text:p text:style-name="P1"><text:span text:style-name="Source_20_Text"><text:span text:style-name="T2">$ export TURTLEBOT3_MODEL=burger</text:span></text:span></text:p>
      <text:p text:style-name="P2"><text:span text:style-name="Source_20_Text"><text:span text:style-name="T2">$ ros</text:span></text:span><text:span text:style-name="Source_20_Text"><text:span text:style-name="T3">2 </text:span></text:span><text:span text:style-name="Source_20_Text"><text:span text:style-name="T2">launch turtlebot3_gazebo empty_world.launch.</text:span></text:span><text:span text:style-name="Source_20_Text"><text:span text:style-name="T3">py</text:span></text:span></text:p>
      <text:p text:style-name="P11"><text:span text:style-name="Source_20_Text"><text:span text:style-name="T6"/></text:span></text:p>
      <text:p text:style-name="P11"><text:span text:style-name="Source_20_Text"><text:span text:style-name="T8">2. Go to specific coordinate and orientation (x,y, theta)</text:span></text:span></text:p>
      <text:p text:style-name="P3"><text:span text:style-name="Source_20_Text"><text:span text:style-name="T3"/></text:span></text:p>
      <text:p text:style-name="P5">$ <text:span text:style-name="T5">cd </text:span><text:span text:style-name="T4">path</text:span>_turtle3</text:p>
      <text:p text:style-name="P4">$ colcon build</text:p>
      <text:p text:style-name="P5">$ source install/setup.bash</text:p>
      <text:p text:style-name="P4">$ ros2 run <text:span text:style-name="Source_20_Text"><text:span text:style-name="T1">move2cord </text:span></text:span><text:span text:style-name="T4">MovePoint</text:span> 2.0 2.0 <text:s/></text:p>
      <text:p text:style-name="P4">$ ros2 run <text:span text:style-name="Source_20_Text"><text:span text:style-name="T1">move2cord </text:span></text:span><text:span text:style-name="T4">MovePose</text:span> 2.0 2.0 10.0 </text:p>
      <text:p text:style-name="P4">$ ros2 run <text:span text:style-name="Source_20_Text"><text:span text:style-name="T1">move2cord</text:span></text:span> <text:span text:style-name="T4">MovePath</text:span> </text:p>
      <text:p text:style-name="P4"/>
      <text:p text:style-name="P7">Task 3</text:p>
      <text:p text:style-name="P7"><text:span text:style-name="T10">To read messages o</text:span><text:span text:style-name="T9">pen a new terminal and </text:span></text:p>
      <text:p text:style-name="P8"><text:span text:style-name="T31">$ </text:span><text:span text:style-name="T33">ros2 run rqt_console rqt_conso</text:span><text:span text:style-name="T29">le</text:span></text:p>
      <text:p text:style-name="P7"><text:span text:style-name="T9">to visualize the log messages.</text:span></text:p>
      <text:p text:style-name="P13"><text:span text:style-name="T20">$ </text:span><text:span text:style-name="T22">rqt </text:span></text:p>
      <text:p text:style-name="P14"><text:span text:style-name="T22">$ ros2 bag record -o performance_data /distance_error</text:span></text:p>
      <text:p text:style-name="P15"><text:span text:style-name="T25">in rqt <text:s/>gui go to <text:s/></text:span><text:span text:style-name="T19">pligins- visualisation</text:span></text:p>
      <text:p text:style-name="P16"><text:span text:style-name="T24">in MathPlot type:</text:span><text:span text:style-name="T20"> /</text:span><text:span text:style-name="T26">distance_error/</text:span><text:span text:style-name="T27">data</text:span></text:p>
      <text:p text:style-name="P17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3:46:40.050039092</meta:creation-date>
    <dc:date>2024-10-17T15:11:37.038157506</dc:date>
    <meta:editing-duration>PT54M4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05" meta:character-count="703" meta:non-whitespace-character-count="612"/>
  </office:meta>
</office:document-meta>
</file>